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Normale" style:family="paragraph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Normale" style:list-style-name="LFO1" style:family="paragraph"/>
    <style:style style:name="P16" style:parent-style-name="Normale" style:list-style-name="LFO1" style:family="paragraph"/>
    <style:style style:name="P17" style:parent-style-name="Normale" style:list-style-name="LFO1" style:family="paragraph"/>
    <style:style style:name="P18" style:parent-style-name="Normale" style:list-style-name="LFO1" style:family="paragraph"/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Normale" style:list-style-name="LFO2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Normale" style:list-style-name="LFO2" style:family="paragraph"/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P33" style:parent-style-name="Normale" style:list-style-name="LFO3" style:family="paragraph"/>
    <style:style style:name="T34" style:parent-style-name="Car.predefinitoparagrafo" style:family="text">
      <style:text-properties fo:font-weight="bold" style:font-weight-asian="bold" style:font-weight-complex="bold"/>
    </style:style>
    <style:style style:name="P35" style:parent-style-name="Normale" style:list-style-name="LFO3" style:family="paragraph"/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Normale" style:list-style-name="LFO3" style:family="paragraph"/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T43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Normale" style:family="paragraph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Normale" style:list-style-name="LFO4" style:family="paragraph"/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list-style-name="LFO4" style:family="paragraph"/>
    <style:style style:name="T59" style:parent-style-name="Car.predefinitoparagrafo" style:family="text">
      <style:text-properties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style:font-name="Segoe UI Emoji" style:font-name-complex="Segoe UI Emoji"/>
    </style:style>
    <style:style style:name="T65" style:parent-style-name="Car.predefinitoparagrafo" style:family="text">
      <style:text-properties style:font-name="Segoe UI Emoji" style:font-name-complex="Segoe UI Emoji"/>
    </style:style>
    <style:style style:name="T66" style:parent-style-name="Car.predefinitoparagrafo" style:family="text">
      <style:text-properties style:font-name-complex="Aptos"/>
    </style:style>
    <style:style style:name="T67" style:parent-style-name="Car.predefinitoparagrafo" style:family="text">
      <style:text-properties fo:font-weight="bold" style:font-weight-asian="bold" style:font-weight-complex="bold"/>
    </style:style>
    <style:style style:name="T68" style:parent-style-name="Car.predefinitoparagrafo" style:family="text">
      <style:text-properties style:font-name="Segoe UI Emoji" style:font-name-complex="Segoe UI Emoji"/>
    </style:style>
    <style:style style:name="T69" style:parent-style-name="Car.predefinitoparagrafo" style:family="text">
      <style:text-properties style:font-name-complex="Aptos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Do you know which impact have possible savings of none revenue water on energy costs? calculation samples?</text:p>
      <text:p text:style-name="P2">Copilot said:</text:p>
      <text:p text:style-name="P3">Copilot</text:p>
      <text:p text:style-name="Normale">Here’s a clear, practical explanation of how <text:span text:style-name="T4">reducing Non</text:span><text:span text:style-name="T5">‑Revenue Water (NRW)</text:span> affects <text:span text:style-name="T6">energy costs</text:span>, plus <text:span text:style-name="T7">simple calculation examples</text:span> you can use in customer discussions or presentations.</text:p>
      <text:p text:style-name="Normale"><draw:custom-shape svg:x="0in" svg:y="0in" svg:width="3.1875in" svg:height="0in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8">🌊</text:span><text:span text:style-name="T9"> Impact of NRW Reduction on Energy Costs</text:span></text:p>
      <text:p text:style-name="P10">Why NRW affects energy costs</text:p>
      <text:p text:style-name="Normale">Every cubic meter of water put into a distribution system requires <text:span text:style-name="T11">energy for pumping</text:span>, pressure management, and often treatment.<text:line-break/>When water is lost through leaks, bursts, or inefficiencies, the utility has already <text:span text:style-name="T12">paid for the energy</text:span> needed to produce and transport that water — but <text:span text:style-name="T13">receives no revenue</text:span> for it.</text:p>
      <text:p text:style-name="Normale">Therefore, <text:span text:style-name="T14">reducing NRW directly lowers energy consumption</text:span>, because:</text:p>
      <text:list text:style-name="LFO1" text:continue-numbering="true">
        <text:list-item>
          <text:p text:style-name="P15">Less water needs to be pumped</text:p>
        </text:list-item>
        <text:list-item>
          <text:p text:style-name="P16">Lower pressures are required (less leakage → lower pressure demand)</text:p>
        </text:list-item>
        <text:list-item>
          <text:p text:style-name="P17">Pumping cycles decrease (fewer operational hours)</text:p>
        </text:list-item>
        <text:list-item>
          <text:p text:style-name="P18">Treatment and production costs fall proportionally</text:p>
        </text:list-item>
      </text:list>
      <text:p text:style-name="Normale"><text:span text:style-name="T19">Energy is typically 25–40% of a water utility’s operational costs</text:span>, so NRW reduction produces <text:span text:style-name="T20">significant savings</text:span>.</text:p>
      <text:p text:style-name="Normale"><draw:custom-shape svg:x="0in" svg:y="0in" svg:width="3.1875in" svg:height="0in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21">⚡</text:span><text:span text:style-name="T22"> Rule-of-Thumb Conversion</text:span></text:p>
      <text:p text:style-name="Normale">Most water systems use:</text:p>
      <text:p text:style-name="P23">0.4–0.8 kWh of electricity per 1 m³ of pumped water</text:p>
      <text:p text:style-name="Normale">(Depending on elevation, pressure, and infrastructure efficiency)</text:p>
      <text:p text:style-name="Normale">This means:</text:p>
      <text:list text:style-name="LFO2" text:continue-numbering="true">
        <text:list-item>
          <text:p text:style-name="P24">Saving <text:span text:style-name="T25">1,000 m³/month of NRW</text:span> → saves <text:span text:style-name="T26">400–800 kWh/month</text:span></text:p>
        </text:list-item>
        <text:list-item>
          <text:p text:style-name="P27">Saving <text:span text:style-name="T28">10,000 m³/month</text:span> → <text:span text:style-name="T29">4,000–8,000 kWh/month</text:span></text:p>
        </text:list-item>
      </text:list>
      <text:p text:style-name="Normale"><draw:custom-shape svg:x="0in" svg:y="0in" svg:width="3.1875in" svg:height="0in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e"><text:span text:style-name="T30">📘</text:span><text:span text:style-name="T31"> Calculation Example 1: Simple NRW Reduction</text:span></text:p>
      <text:p text:style-name="Normale"><text:span text:style-name="T32">Baseline:</text:span></text:p>
      <text:list text:style-name="LFO3" text:continue-numbering="true">
        <text:list-item>
          <text:p text:style-name="P33">NRW reduced: <text:span text:style-name="T34">50,000 m³/year</text:span></text:p>
        </text:list-item>
        <text:list-item>
          <text:p text:style-name="P35">Energy required per m³: <text:span text:style-name="T36">0.55 kWh</text:span></text:p>
        </text:list-item>
        <text:list-item>
          <text:p text:style-name="P37">Electricity price: <text:span text:style-name="T38">0.15 €/kWh</text:span></text:p>
        </text:list-item>
      </text:list>
      <text:p text:style-name="Normale"><text:span text:style-name="T39">Energy savings:</text:span></text:p>
      <text:p text:style-name="Normale">50,000 m³ × 0.55 kWh/m³ = 27,500 kWh/year</text:p>
      <text:p text:style-name="Normale"><text:span text:style-name="T40">Cost savings:</text:span></text:p>
      <text:p text:style-name="Normale">27,500 kWh × 0.15 €/kWh = 4,125 €/year</text:p>
      <text:p text:style-name="Normale"><text:span text:style-name="T41">Conclusion:</text:span><text:line-break/>Reducing NRW by 50,000 m³/year saves <text:span text:style-name="T42">~4,100 €/year in energy costs alone</text:span>, not counting treatment, chemical, and operational savings.</text:p>
      <text:p text:style-name="Normale"><draw:custom-shape svg:x="0in" svg:y="0in" svg:width="3.1875in" svg:height="0in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43">📘</text:span><text:span text:style-name="T44"> Calculation Example 2: Utility with High Pressure (More Leakage → More Energy Waste)</text:span></text:p>
      <text:p text:style-name="Normale"><text:span text:style-name="T45">Pressure zone:</text:span> 8 bar<text:line-break/><text:span text:style-name="T46">Energy use:</text:span> 0.75 kWh/m³<text:line-break/><text:span text:style-name="T47">NRW reduction:</text:span> 120,000 m³/year</text:p>
      <text:p text:style-name="Normale"><text:span text:style-name="T48">Energy savings:</text:span></text:p>
      <text:p text:style-name="Normale">120,000 m³ × 0.75 kWh = 90,000 kWh/year</text:p>
      <text:p text:style-name="Normale"><text:span text:style-name="T49">Electricity price:</text:span> 0.18 €/kWh<text:line-break/><text:span text:style-name="T50">Cost savings:</text:span></text:p>
      <text:p text:style-name="Normale">90,000 kWh × 0.18 €/kWh = 16,200 €/year</text:p>
      <text:p text:style-name="Normale"><draw:custom-shape svg:x="0in" svg:y="0in" svg:width="3.1875in" svg:height="0in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51">📘</text:span><text:span text:style-name="T52"> Calculation Example 3: Full Cost Model (Energy + Production)</text:span></text:p>
      <text:p text:style-name="Normale">Even if electricity is cheap, <text:span text:style-name="T53">total water production cost</text:span> is usually:</text:p>
      <text:p text:style-name="P54">0.30–0.90 € per m³</text:p>
      <text:p text:style-name="Normale">(including energy, staff, depreciation, chemicals)</text:p>
      <text:p text:style-name="Normale"><text:span text:style-name="T55">Example:</text:span></text:p>
      <text:list text:style-name="LFO4" text:continue-numbering="true">
        <text:list-item>
          <text:p text:style-name="P56">NRW reduction: <text:span text:style-name="T57">100,000 m³/year</text:span></text:p>
        </text:list-item>
        <text:list-item>
          <text:p text:style-name="P58">Total cost per m³: <text:span text:style-name="T59">0.55 €</text:span></text:p>
        </text:list-item>
      </text:list>
      <text:p text:style-name="Normale"><text:span text:style-name="T60">Savings:</text:span></text:p>
      <text:p text:style-name="Normale">100,000 × 0.55 € = 55,000 €/year</text:p>
      <text:p text:style-name="Normale">Here, energy might be <text:span text:style-name="T61">20–40%</text:span> of that figure.</text:p>
      <text:p text:style-name="Normale"><draw:custom-shape svg:x="0in" svg:y="0in" svg:width="3.1875in" svg:height="0in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62">💡</text:span><text:span text:style-name="T63"> </text:span><text:span text:style-name="T64"><text:s/></text:span></text:p>
      <text:p text:style-name="Normale"><text:span text:style-name="T65">✅</text:span><text:s/>A<text:span text:style-name="T66"> </text:span><text:span text:style-name="T67">calculation template (Excel)</text:span> for NRW/energy savings<text:line-break/><text:span text:style-name="T68">✅</text:span><text:s/>A<text:span text:style-name="T69"> </text:span><text:span text:style-name="T70">business case</text:span> for smart metering or pressure management</text:p>
      <text:p text:style-name="Normale">Just tell me what you prefer!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oran Zivic (Maddalena SpA)</meta:initial-creator>
    <dc:creator>Goran Zivic (Maddalena SpA)</dc:creator>
    <meta:creation-date>2026-01-30T08:09:00Z</meta:creation-date>
    <dc:date>2026-01-30T08:09:00Z</dc:date>
    <meta:print-date>2026-01-29T10:25:00Z</meta:print-date>
    <meta:template xlink:href="Normal" xlink:type="simple"/>
    <meta:editing-cycles>2</meta:editing-cycles>
    <meta:editing-duration>PT0S</meta:editing-duration>
    <meta:document-statistic meta:page-count="3" meta:paragraph-count="5" meta:word-count="387" meta:character-count="2588" meta:row-count="18" meta:non-whitespace-character-count="2206"/>
  </office:meta>
</office:document-meta>
</file>